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Verdana" style:font-family-asian="Verdana" style:font-family-complex="Verdana" fo:background-color="transparent" style:use-window-font-color="true"/>
    </style:style>
    <style:style style:name="T2" style:family="text">
      <style:text-properties fo:font-size="14.00pt" fo:font-weight="normal" fo:font-family="Verdana" style:font-family-asian="Verdana" style:font-family-complex="Verdana"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office:automatic-styles>
  <office:body>
    <office:text>
      <text:p text:style-name="P1"><text:span text:style-name="T1"><text:line-break/>Übungsaufgabe Paketverwaltung<text:line-break/></text:span></text:p>
      <text:p text:style-name="P2"><text:span text:style-name="T2"><text:line-break/>Stellen wir uns vor wir arbeiten als Administrator. Eine Mitarbeiterin aus der Marketingabteilung ruft uns an weil sie keine Präsentation erstellen kann. Sie sagt das die Tabellenkalkulation und das Schreibprogramm problemlos starten aber für impress nicht einmal ein Eintrag in den Favoriten vorhanden ist. <text:line-break/><text:line-break/>Wir müssen heute vor Ort sein und Sie bereiten sich auf der Hinfahrt vor.<text:line-break/><text:line-break/>Wie werden Sie vorgehen um den Fehler einzukreisen?<text:line-break/></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